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79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e6ff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środek przedz</text:p>
          </table:table-cell>
          <table:table-cell office:value-type="string">
            <text:p>NSDAP</text:p>
          </table:table-cell>
          <table:table-cell office:value-type="string">
            <text:p>KPD</text:p>
          </table:table-cell>
          <table:table-cell table:number-columns-repeated="2"/>
          <table:table-cell office:value-type="string">
            <text:p>NSDAP_c</text:p>
          </table:table-cell>
          <table:table-cell office:value-type="string">
            <text:p>KPD_c</text:p>
          </table:table-cell>
          <table:table-cell office:value-type="string">
            <text:p>dolny koniec przedz</text:p>
          </table:table-cell>
          <table:table-cell office:value-type="string">
            <text:p>górny koniec przedz</text:p>
          </table:table-cell>
          <table:table-cell office:value-type="string">
            <text:p>x-x_sr(NSDAP)</text:p>
          </table:table-cell>
          <table:table-cell office:value-type="string">
            <text:p>x-x_sr(KPD)</text:p>
          </table:table-cell>
          <table:table-cell office:value-type="string">
            <text:p>j2*b</text:p>
          </table:table-cell>
          <table:table-cell office:value-type="string">
            <text:p>k2*c</text:p>
          </table:table-cell>
          <table:table-cell office:value-type="string">
            <text:p>j3*b</text:p>
          </table:table-cell>
          <table:table-cell office:value-type="string">
            <text:p>k3*c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1">
            <text:p>11</text:p>
          </table:table-cell>
          <table:table-cell table:formula="of:=[.$A2]*[.B2]" office:value-type="float" office:value="275">
            <text:p>275</text:p>
          </table:table-cell>
          <table:table-cell table:formula="of:=[.$A2]*[.C2]" office:value-type="float" office:value="275">
            <text:p>275</text:p>
          </table:table-cell>
          <table:table-cell table:formula="of:=[.B2]" office:value-type="float" office:value="11">
            <text:p>11</text:p>
          </table:table-cell>
          <table:table-cell table:formula="of:=[.$C$2]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[.A2]-[.$B$11]" office:value-type="float" office:value="-13.8">
            <text:p>-13,8</text:p>
          </table:table-cell>
          <table:table-cell table:formula="of:=[.A2]-[.$C$11]" office:value-type="float" office:value="-12.35">
            <text:p>-12,35</text:p>
          </table:table-cell>
          <table:table-cell table:formula="of:=[.J2]*[.J2]*[.B2]" office:value-type="float" office:value="2094.84">
            <text:p>2094,84</text:p>
          </table:table-cell>
          <table:table-cell table:formula="of:=[.K2]*[.K2]*[.C2]" office:value-type="float" office:value="1677.7475">
            <text:p>1677,7475</text:p>
          </table:table-cell>
          <table:table-cell table:formula="of:=[.J2]*[.J2]*[.J2]*[.B2]" office:value-type="float" office:value="-28908.792">
            <text:p>-28908,792</text:p>
          </table:table-cell>
          <table:table-cell table:formula="of:=[.K2]*[.K2]*[.K2]*[.C2]" office:value-type="float" office:value="-20720.181625">
            <text:p>-20720,18162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$A3]*[.B3]" office:value-type="float" office:value="1925">
            <text:p>1925</text:p>
          </table:table-cell>
          <table:table-cell table:formula="of:=[.$A3]*[.C3]" office:value-type="float" office:value="2030">
            <text:p>2030</text:p>
          </table:table-cell>
          <table:table-cell table:style-name="ce1" table:formula="of:=SUM([.$B$2:.$B3])" office:value-type="float" office:value="66">
            <text:p>66</text:p>
          </table:table-cell>
          <table:table-cell table:style-name="ce1" table:formula="of:=SUM([.$C$2:.$C3])"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[.A3]-[.$B$11]" office:value-type="float" office:value="-3.8">
            <text:p>-3,8</text:p>
          </table:table-cell>
          <table:table-cell table:formula="of:=[.A3]-[.$C$11]" office:value-type="float" office:value="-2.35">
            <text:p>-2,35</text:p>
          </table:table-cell>
          <table:table-cell table:formula="of:=[.J3]*[.J3]*[.B3]" office:value-type="float" office:value="794.199999999999">
            <text:p>794,2</text:p>
          </table:table-cell>
          <table:table-cell table:formula="of:=[.K3]*[.K3]*[.C3]" office:value-type="float" office:value="320.305">
            <text:p>320,305</text:p>
          </table:table-cell>
          <table:table-cell table:formula="of:=[.J3]*[.J3]*[.J3]*[.B3]" office:value-type="float" office:value="-3017.95999999999">
            <text:p>-3017,96</text:p>
          </table:table-cell>
          <table:table-cell table:formula="of:=[.K3]*[.K3]*[.K3]*[.C3]" office:value-type="float" office:value="-752.716750000001">
            <text:p>-752,7167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formula="of:=[.$A4]*[.B4]" office:value-type="float" office:value="990">
            <text:p>990</text:p>
          </table:table-cell>
          <table:table-cell table:formula="of:=[.$A4]*[.C4]" office:value-type="float" office:value="1305">
            <text:p>1305</text:p>
          </table:table-cell>
          <table:table-cell table:formula="of:=SUM([.$B$2:.$B4])" office:value-type="float" office:value="88">
            <text:p>88</text:p>
          </table:table-cell>
          <table:table-cell table:formula="of:=SUM([.$C$2:.$C4])"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A4]-[.$B$11]" office:value-type="float" office:value="6.2">
            <text:p>6,2</text:p>
          </table:table-cell>
          <table:table-cell table:formula="of:=[.A4]-[.$C$11]" office:value-type="float" office:value="7.65">
            <text:p>7,65</text:p>
          </table:table-cell>
          <table:table-cell table:formula="of:=[.J4]*[.J4]*[.B4]" office:value-type="float" office:value="845.680000000001">
            <text:p>845,68</text:p>
          </table:table-cell>
          <table:table-cell table:formula="of:=[.K4]*[.K4]*[.C4]" office:value-type="float" office:value="1697.1525">
            <text:p>1697,1525</text:p>
          </table:table-cell>
          <table:table-cell table:formula="of:=[.J4]*[.J4]*[.J4]*[.B4]" office:value-type="float" office:value="5243.21600000001">
            <text:p>5243,216</text:p>
          </table:table-cell>
          <table:table-cell table:formula="of:=[.K4]*[.K4]*[.K4]*[.C4]" office:value-type="float" office:value="12983.216625">
            <text:p>12983,21662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$A5]*[.B5]" office:value-type="float" office:value="550">
            <text:p>550</text:p>
          </table:table-cell>
          <table:table-cell table:formula="of:=[.$A5]*[.C5]" office:value-type="float" office:value="55">
            <text:p>55</text:p>
          </table:table-cell>
          <table:table-cell table:formula="of:=SUM([.$B$2:.$B5])" office:value-type="float" office:value="98">
            <text:p>98</text:p>
          </table:table-cell>
          <table:table-cell table:formula="of:=SUM([.$C$2:.$C5])"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formula="of:=[.A5]-[.$B$11]" office:value-type="float" office:value="16.2">
            <text:p>16,2</text:p>
          </table:table-cell>
          <table:table-cell table:formula="of:=[.A5]-[.$C$11]" office:value-type="float" office:value="17.65">
            <text:p>17,65</text:p>
          </table:table-cell>
          <table:table-cell table:formula="of:=[.J5]*[.J5]*[.B5]" office:value-type="float" office:value="2624.4">
            <text:p>2624,4</text:p>
          </table:table-cell>
          <table:table-cell table:formula="of:=[.K5]*[.K5]*[.C5]" office:value-type="float" office:value="311.5225">
            <text:p>311,5225</text:p>
          </table:table-cell>
          <table:table-cell table:formula="of:=[.J5]*[.J5]*[.J5]*[.B5]" office:value-type="float" office:value="42515.28">
            <text:p>42515,28</text:p>
          </table:table-cell>
          <table:table-cell table:formula="of:=[.K5]*[.K5]*[.K5]*[.C5]" office:value-type="float" office:value="5498.372125">
            <text:p>5498,37212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$A6]*[.B6]" office:value-type="float" office:value="140">
            <text:p>140</text:p>
          </table:table-cell>
          <table:table-cell table:formula="of:=[.$A6]*[.C6]" office:value-type="float" office:value="70">
            <text:p>70</text:p>
          </table:table-cell>
          <table:table-cell table:formula="of:=SUM([.$B$2:.$B6])" office:value-type="float" office:value="100">
            <text:p>100</text:p>
          </table:table-cell>
          <table:table-cell table:formula="of:=SUM([.$C$2:.$C6])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formula="of:=[.A6]-[.$B$11]" office:value-type="float" office:value="31.2">
            <text:p>31,2</text:p>
          </table:table-cell>
          <table:table-cell table:formula="of:=[.A6]-[.$C$11]" office:value-type="float" office:value="32.65">
            <text:p>32,65</text:p>
          </table:table-cell>
          <table:table-cell table:formula="of:=[.J6]*[.J6]*[.B6]" office:value-type="float" office:value="1946.88">
            <text:p>1946,88</text:p>
          </table:table-cell>
          <table:table-cell table:formula="of:=[.K6]*[.K6]*[.C6]" office:value-type="float" office:value="1066.0225">
            <text:p>1066,0225</text:p>
          </table:table-cell>
          <table:table-cell table:formula="of:=[.J6]*[.J6]*[.J6]*[.B6]" office:value-type="float" office:value="60742.656">
            <text:p>60742,656</text:p>
          </table:table-cell>
          <table:table-cell table:formula="of:=[.K6]*[.K6]*[.K6]*[.C6]" office:value-type="float" office:value="34805.634625">
            <text:p>34805,634625</text:p>
          </table:table-cell>
        </table:table-row>
        <table:table-row table:style-name="ro1">
          <table:table-cell/>
          <table:table-cell table:formula="of:=SUM([.B2:.B6])" office:value-type="float" office:value="100">
            <text:p>100</text:p>
          </table:table-cell>
          <table:table-cell table:formula="of:=SUM([.C2:.C6])" office:value-type="float" office:value="100">
            <text:p>100</text:p>
          </table:table-cell>
          <table:table-cell table:formula="of:=SUM([.D2:.D6])" office:value-type="float" office:value="3880">
            <text:p>3880</text:p>
          </table:table-cell>
          <table:table-cell table:formula="of:=SUM([.E2:.E6])" office:value-type="float" office:value="3735">
            <text:p>3735</text:p>
          </table:table-cell>
          <table:table-cell table:number-columns-repeated="6"/>
          <table:table-cell table:formula="of:=SUM([.L2:.L6])" office:value-type="float" office:value="8306">
            <text:p>8306</text:p>
          </table:table-cell>
          <table:table-cell table:formula="of:=SUM([.M2:.M6])" office:value-type="float" office:value="5072.75">
            <text:p>5072,75</text:p>
          </table:table-cell>
          <table:table-cell table:formula="of:=SUM([.N2:.N6])" office:value-type="float" office:value="76574.4000000001">
            <text:p>76574,4000000001</text:p>
          </table:table-cell>
          <table:table-cell table:formula="of:=SUM([.O2:.O6])" office:value-type="float" office:value="31814.325">
            <text:p>31814,32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Miary średnie</text:p>
          </table:table-cell>
          <table:table-cell table:number-columns-repeated="14"/>
        </table:table-row>
        <table:table-row table:style-name="ro1">
          <table:table-cell office:value-type="string">
            <text:p>średnia</text:p>
          </table:table-cell>
          <table:table-cell table:formula="of:=[.$D$7]/[.$B$7]" office:value-type="float" office:value="38.8">
            <text:p>38,8</text:p>
          </table:table-cell>
          <table:table-cell table:formula="of:=[.E7]/[.C7]" office:value-type="float" office:value="37.35">
            <text:p>37,35</text:p>
          </table:table-cell>
          <table:table-cell table:number-columns-repeated="3"/>
          <table:table-cell office:value-type="string">
            <text:p>Dodać wykres (histogram)</text:p>
          </table:table-cell>
          <table:table-cell table:number-columns-repeated="8"/>
        </table:table-row>
        <table:table-row table:style-name="ro1">
          <table:table-cell office:value-type="string">
            <text:p>mediana</text:p>
          </table:table-cell>
          <table:table-cell table:formula="of:=[.$H$3] + ([.B$7]/2 - [.F2]) * ([.I3]-[.H3])/[.B3]" office:value-type="float" office:value="37.0909090909091">
            <text:p>37,0909090909</text:p>
          </table:table-cell>
          <table:table-cell table:formula="of:=[.$H$3] + ([.C$7]/2 - [.G2]) * ([.I3]-[.H3])/[.C3]" office:value-type="float" office:value="36.7241379310345">
            <text:p>36,724137931</text:p>
          </table:table-cell>
          <table:table-cell table:number-columns-repeated="12"/>
        </table:table-row>
        <table:table-row table:style-name="ro1">
          <table:table-cell office:value-type="string">
            <text:p>dominanta</text:p>
          </table:table-cell>
          <table:table-cell table:formula="of:=[.H3]+ ([.I3]-[.H3])* ([.B3] -[.B2] ) / ([.B3] - [.B2] + [.B3] - [.B4])" office:value-type="float" office:value="35.7142857142857">
            <text:p>35,7142857143</text:p>
          </table:table-cell>
          <table:table-cell table:formula="of:=[.H3]+ ([.I3]-[.H3])* ([.C3] -[.C2] ) / ([.C3] - [.C2] + [.C3] - [.C4])" office:value-type="float" office:value="36.1842105263158">
            <text:p>36,1842105263</text:p>
          </table:table-cell>
          <table:table-cell table:number-columns-repeated="12"/>
        </table:table-row>
        <table:table-row table:style-name="ro1">
          <table:table-cell office:value-type="string">
            <text:p>k1</text:p>
          </table:table-cell>
          <table:table-cell table:formula="of:=[.$H$4] + (1* [.B$7]/4 - [.F3]) * ([.I3]-[.H3])/[.B3]" office:value-type="float" office:value="32.5454545454545">
            <text:p>32,5454545455</text:p>
          </table:table-cell>
          <table:table-cell table:formula="of:=[.$H$4] + (1* [.C$7]/4 - [.G3]) * ([.I3]-[.H3])/[.C3]" office:value-type="float" office:value="32.4137931034483">
            <text:p>32,4137931034</text:p>
          </table:table-cell>
          <table:table-cell table:number-columns-repeated="3"/>
          <table:table-cell table:style-name="ce2" office:value-type="string">
            <text:p>Oznaczenia</text:p>
          </table:table-cell>
          <table:table-cell table:number-columns-repeated="8"/>
        </table:table-row>
        <table:table-row table:style-name="ro1">
          <table:table-cell office:value-type="string">
            <text:p>k3</text:p>
          </table:table-cell>
          <table:table-cell table:formula="of:=[.$H$4] + (3* [.B$7]/4 - [.F3]) * ([.I4]-[.H4])/[.B4]" office:value-type="float" office:value="44.0909090909091">
            <text:p>44,0909090909</text:p>
          </table:table-cell>
          <table:table-cell table:formula="of:=[.$H$4] + (3* [.C$7]/4 - [.G3]) * ([.I4]-[.H4])/[.C4]" office:value-type="float" office:value="42.0689655172414">
            <text:p>42,0689655172</text:p>
          </table:table-cell>
          <table:table-cell table:number-columns-repeated="3"/>
          <table:table-cell office:value-type="string">
            <text:p>NSDAP_c</text:p>
          </table:table-cell>
          <table:table-cell office:value-type="string">
            <text:p>szereg kumulowany NSDAP</text:p>
          </table:table-cell>
          <table:table-cell table:number-columns-repeated="7"/>
        </table:table-row>
        <table:table-row table:style-name="ro1">
          <table:table-cell office:value-type="string">
            <text:p>Miary rozproszenia</text:p>
          </table:table-cell>
          <table:table-cell table:number-columns-repeated="5"/>
          <table:table-cell office:value-type="string">
            <text:p>KPD_c szereg kumulowany KPN</text:p>
          </table:table-cell>
          <table:table-cell table:number-columns-repeated="8"/>
        </table:table-row>
        <table:table-row table:style-name="ro1">
          <table:table-cell office:value-type="string">
            <text:p>var</text:p>
          </table:table-cell>
          <table:table-cell table:formula="of:=[.L7]/[.B7]" office:value-type="float" office:value="83.06">
            <text:p>83,06</text:p>
          </table:table-cell>
          <table:table-cell table:formula="of:=[.M7]/[.C7]" office:value-type="float" office:value="50.7275">
            <text:p>50,7275</text:p>
          </table:table-cell>
          <table:table-cell table:number-columns-repeated="12"/>
        </table:table-row>
        <table:table-row table:style-name="ro1">
          <table:table-cell office:value-type="string">
            <text:p>Odchyl-std</text:p>
          </table:table-cell>
          <table:table-cell table:formula="of:=SQRT([.B17])" office:value-type="float" office:value="9.11372591205156">
            <text:p>9,1137259121</text:p>
          </table:table-cell>
          <table:table-cell table:formula="of:=SQRT([.C17])" office:value-type="float" office:value="7.122324058901">
            <text:p>7,1223240589</text:p>
          </table:table-cell>
          <table:table-cell table:number-columns-repeated="3"/>
          <table:table-cell office:value-type="string">
            <text:p>x-xsr(NSDAP) (środek_przedziału - <text:s/>średnia ) dla NSDAP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x-xsr(NSDAP) ( środek_przedziału - <text:s/>średnia)* dla KPD</text:p>
          </table:table-cell>
          <table:table-cell table:number-columns-repeated="8"/>
        </table:table-row>
        <table:table-row table:style-name="ro1">
          <table:table-cell office:value-type="string">
            <text:p>Vx</text:p>
          </table:table-cell>
          <table:table-cell table:formula="of:=[.B18]/[.B11]*100" office:value-type="float" office:value="23.4889843094112">
            <text:p>23,4889843094</text:p>
          </table:table-cell>
          <table:table-cell table:formula="of:=[.C18]/[.C11]*100" office:value-type="float" office:value="19.0691407199491">
            <text:p>19,0691407199</text:p>
          </table:table-cell>
          <table:table-cell table:number-columns-repeated="12"/>
        </table:table-row>
        <table:table-row table:style-name="ro1">
          <table:table-cell office:value-type="string">
            <text:p>Vq</text:p>
          </table:table-cell>
          <table:table-cell table:formula="of:=([.B15]-[.B14])/[.B12]*100" office:value-type="float" office:value="31.1274509803922">
            <text:p>31,1274509804</text:p>
          </table:table-cell>
          <table:table-cell table:formula="of:=([.C15]-[.C14])/[.C12]*100" office:value-type="float" office:value="26.2910798122066">
            <text:p>26,2910798122</text:p>
          </table:table-cell>
          <table:table-cell table:number-columns-repeated="3"/>
          <table:table-cell office:value-type="string">
            <text:p>j2*b zawartość komórki J do kwadratu * liczebność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oznaczenie komórek od M do O analogiczne do L</text:p>
          </table:table-cell>
          <table:table-cell table:number-columns-repeated="8"/>
        </table:table-row>
        <table:table-row table:style-name="ro1">
          <table:table-cell office:value-type="string">
            <text:p>Miary asymetrii</text:p>
          </table:table-cell>
          <table:table-cell table:number-columns-repeated="14"/>
        </table:table-row>
        <table:table-row table:style-name="ro1">
          <table:table-cell office:value-type="string">
            <text:p>ws</text:p>
          </table:table-cell>
          <table:table-cell table:formula="of:=[.N7]/[.B7]" office:value-type="float" office:value="765.744000000001">
            <text:p>765,744</text:p>
          </table:table-cell>
          <table:table-cell table:formula="of:=[.O7]/[.C7]" office:value-type="float" office:value="318.14325">
            <text:p>318,14325</text:p>
          </table:table-cell>
          <table:table-cell table:number-columns-repeated="12"/>
        </table:table-row>
        <table:table-row table:style-name="ro1">
          <table:table-cell office:value-type="string">
            <text:p>ws_Me</text:p>
          </table:table-cell>
          <table:table-cell table:formula="of:=([.B11]-[.B12])/[.B18]" office:value-type="float" office:value="0.187529329451403">
            <text:p>0,1875293295</text:p>
          </table:table-cell>
          <table:table-cell table:formula="of:=([.C11]-[.C12])/[.C18]" office:value-type="float" office:value="0.0878732930135856">
            <text:p>0,087873293</text:p>
          </table:table-cell>
          <table:table-cell table:number-columns-repeated="12"/>
        </table:table-row>
        <table:table-row table:style-name="ro1">
          <table:table-cell office:value-type="string">
            <text:p>ws_D</text:p>
          </table:table-cell>
          <table:table-cell table:formula="of:=([.B11]-[.B13])/[.B18]" office:value-type="float" office:value="0.338578789343871">
            <text:p>0,3385787893</text:p>
          </table:table-cell>
          <table:table-cell table:formula="of:=([.C11]-[.C13])/[.C18]" office:value-type="float" office:value="0.163681049056914">
            <text:p>0,1636810491</text:p>
          </table:table-cell>
          <table:table-cell table:number-columns-repeated="12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12:47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.przechlewski </meta:initial-creator>
    <meta:creation-date>2012-05-11T11:05:08</meta:creation-date>
    <meta:generator>LibreOffice/3.3$Linux LibreOffice_project/330m19$Build-401</meta:generator>
    <dc:date>2012-05-11T12:47:19</dc:date>
    <dc:creator>t.przechlewski </dc:creator>
    <meta:editing-duration>PT1H42M12S</meta:editing-duration>
    <meta:editing-cycles>7</meta:editing-cycles>
    <meta:document-statistic meta:table-count="3" meta:cell-count="144" meta:object-count="0"/>
  </office:meta>
</office:document-meta>
</file>